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726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726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726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726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726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726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726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726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726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726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726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726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726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726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726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726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726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aria Alejandra Hernández Franc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31556356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Santo Delfin Hernández Guev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5390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9.66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5" meta:non-whitespace-character-count="1007"/>
    <meta:template xlink:type="simple" xlink:actuate="onRequest" xlink:title="Normal" xlink:href=""/>
  </office:meta>
</office:document-meta>
</file>